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b4ceb3" draw:textarea-horizontal-align="justify" draw:textarea-vertical-align="middle" draw:auto-grow-height="false" fo:min-height="7.828cm" fo:min-width="17.611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3399ff" draw:textarea-horizontal-align="justify" draw:textarea-vertical-align="middle" draw:auto-grow-height="false" fo:min-height="5.658cm" fo:min-width="16.459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gr4" style:family="graphic" style:parent-style-name="standard">
      <style:graphic-properties draw:stroke="none" svg:stroke-color="#000000" draw:fill="none" draw:fill-color="#ffffff" fo:min-height="1.102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fad4d8" draw:textarea-horizontal-align="justify" draw:textarea-vertical-align="middle" draw:auto-grow-height="false" fo:min-height="4.098cm" fo:min-width="4.56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svg:stroke-width="0.051cm" svg:stroke-color="#000000" draw:marker-start-width="0.355cm" draw:marker-end-width="0.355cm" draw:fill-color="#546a76" draw:textarea-horizontal-align="justify" draw:textarea-vertical-align="middle" draw:auto-grow-height="false" fo:min-height="4.056cm" fo:min-width="4.568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355cm" draw:marker-end-width="0.355cm" draw:fill-color="#88a0a8" draw:textarea-horizontal-align="justify" draw:textarea-vertical-align="middle" draw:auto-grow-height="false" fo:min-height="0.329cm" fo:min-width="2.144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596cm"/>
    </style:style>
    <style:style style:name="P1" style:family="paragraph">
      <loext:graphic-properties draw:fill-color="#b4ceb3"/>
      <style:paragraph-properties fo:text-align="center"/>
    </style:style>
    <style:style style:name="P2" style:family="paragraph">
      <loext:graphic-properties draw:fill-color="#3399ff"/>
      <style:paragraph-properties fo:text-align="center"/>
    </style:style>
    <style:style style:name="P3" style:family="paragraph">
      <loext:graphic-properties draw:fill="none" draw:fill-color="#ffffff"/>
      <style:text-properties fo:font-size="28pt" fo:font-weight="bold"/>
    </style:style>
    <style:style style:name="P4" style:family="paragraph">
      <style:paragraph-properties fo:text-align="center"/>
    </style:style>
    <style:style style:name="P5" style:family="paragraph">
      <loext:graphic-properties draw:fill-color="#fad4d8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/>
    </style:style>
    <style:style style:name="P7" style:family="paragraph">
      <loext:graphic-properties draw:fill-color="#546a76"/>
      <style:paragraph-properties fo:text-align="center"/>
    </style:style>
    <style:style style:name="P8" style:family="paragraph">
      <loext:graphic-properties draw:fill-color="#88a0a8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8pt"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161cm" svg:height="8.128cm" svg:x="1.762cm" svg:y="6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653cm" svg:height="6.602cm" draw:transform="skewX (0.0010471975511966) rotate (0.0010471975511966) translate (2.016cm 7.86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3.429cm" svg:height="1.397cm" svg:x="16.658cm" svg:y="5.318cm">
          <draw:text-box>
            <text:p><text:span text:style-name="T1">Poros</text:span></text:p>
          </draw:text-box>
        </draw:frame>
        <draw:frame draw:style-name="gr4" draw:text-style-name="P3" draw:layer="layout" svg:width="3.048cm" svg:height="1.352cm" svg:x="9.674cm" svg:y="6.588cm">
          <draw:text-box>
            <text:p><text:span text:style-name="T1">Cello</text:span></text:p>
          </draw:text-box>
        </draw:frame>
        <draw:custom-shape draw:style-name="gr5" draw:text-style-name="P5" draw:layer="layout" svg:width="5.588cm" svg:height="4.872cm" svg:x="2.248cm" svg:y="8.855cm"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>placement:</text:span></text:p>
          <text:p text:style-name="P4"><text:span text:style-name="T2">Placement (default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3.429cm" svg:height="0.889cm" svg:x="3.464cm" svg:y="8.112cm">
          <draw:text-box>
            <text:p><text:span text:style-name="T3">DNACompiler</text:span></text:p>
          </draw:text-box>
        </draw:frame>
        <draw:custom-shape draw:style-name="gr7" draw:text-style-name="P7" draw:layer="layout" svg:width="5.588cm" svg:height="4.826cm" svg:x="13.88cm" svg:y="8.8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3.81cm" svg:height="0.889cm" svg:x="14.919cm" svg:y="9.133cm">
          <text:p text:style-name="P4"><text:span text:style-name="T2">NewBa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4.113cm" svg:height="0.846cm" svg:x="14.872cm" svg:y="8.155cm">
          <draw:text-box>
            <text:p><text:span text:style-name="T3">Stage placement</text:span></text:p>
          </draw:text-box>
        </draw:frame>
        <draw:custom-shape draw:style-name="gr8" draw:text-style-name="P8" draw:layer="layout" svg:width="3.81cm" svg:height="0.889cm" svg:x="14.942cm" svg:y="12.609cm">
          <text:p text:style-name="P4"><text:span text:style-name="T2">Placem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rial2" fo:font-family="Arial" style:font-style-name="Regular" style:font-family-generic="swiss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02:06:28.746971584</meta:creation-date>
    <meta:editing-duration>PT1H6M47S</meta:editing-duration>
    <meta:editing-cycles>37</meta:editing-cycles>
    <meta:generator>LibreOffice/5.1.6.2$Linux_X86_64 LibreOffice_project/10m0$Build-2</meta:generator>
    <dc:date>2017-12-28T00:21:00.833550554</dc:date>
    <meta:document-statistic meta:object-count="10"/>
  </office:meta>
</office:document-meta>
</file>